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2" svg:font-family="Cambria"/>
    <style:font-face style:name="Cambria1" svg:font-family="Cambria" style:font-family-generic="roman"/>
    <style:font-face style:name="Cambria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3.094cm"/>
    </style:style>
    <style:style style:name="co3" style:family="table-column">
      <style:table-column-properties fo:break-before="auto" style:column-width="3.865cm"/>
    </style:style>
    <style:style style:name="co4" style:family="table-column">
      <style:table-column-properties fo:break-before="auto" style:column-width="3.798cm"/>
    </style:style>
    <style:style style:name="co5" style:family="table-column">
      <style:table-column-properties fo:break-before="auto" style:column-width="8.167cm"/>
    </style:style>
    <style:style style:name="co6" style:family="table-column">
      <style:table-column-properties fo:break-before="auto" style:column-width="0.335cm"/>
    </style:style>
    <style:style style:name="co7" style:family="table-column">
      <style:table-column-properties fo:break-before="auto" style:column-width="0.423cm"/>
    </style:style>
    <style:style style:name="co8" style:family="table-column">
      <style:table-column-properties fo:break-before="auto" style:column-width="1.729cm"/>
    </style:style>
    <style:style style:name="co9" style:family="table-column">
      <style:table-column-properties fo:break-before="auto" style:column-width="7.303cm"/>
    </style:style>
    <style:style style:name="co10" style:family="table-column">
      <style:table-column-properties fo:break-before="auto" style:column-width="8.497cm"/>
    </style:style>
    <style:style style:name="co11" style:family="table-column">
      <style:table-column-properties fo:break-before="auto" style:column-width="3.083cm"/>
    </style:style>
    <style:style style:name="co12" style:family="table-column">
      <style:table-column-properties fo:break-before="auto" style:column-width="3.932cm"/>
    </style:style>
    <style:style style:name="co13" style:family="table-column">
      <style:table-column-properties fo:break-before="auto" style:column-width="4.357cm"/>
    </style:style>
    <style:style style:name="co14" style:family="table-column">
      <style:table-column-properties fo:break-before="auto" style:column-width="5.609cm"/>
    </style:style>
    <style:style style:name="co15" style:family="table-column">
      <style:table-column-properties fo:break-before="auto" style:column-width="4.117cm"/>
    </style:style>
    <style:style style:name="co16" style:family="table-column">
      <style:table-column-properties fo:break-before="auto" style:column-width="3.967cm"/>
    </style:style>
    <style:style style:name="co17" style:family="table-column">
      <style:table-column-properties fo:break-before="auto" style:column-width="2.794cm"/>
    </style:style>
    <style:style style:name="co18" style:family="table-column">
      <style:table-column-properties fo:break-before="auto" style:column-width="13.513cm"/>
    </style:style>
    <style:style style:name="co19" style:family="table-column">
      <style:table-column-properties fo:break-before="auto" style:column-width="3.93cm"/>
    </style:style>
    <style:style style:name="co20" style:family="table-column">
      <style:table-column-properties fo:break-before="auto" style:column-width="3.406cm"/>
    </style:style>
    <style:style style:name="co21" style:family="table-column">
      <style:table-column-properties fo:break-before="auto" style:column-width="0.439cm"/>
    </style:style>
    <style:style style:name="co23" style:family="table-column">
      <style:table-column-properties fo:break-before="auto" style:column-width="9.878cm"/>
    </style:style>
    <style:style style:name="ro7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379cm" fo:break-before="auto" style:use-optimal-row-height="false"/>
    </style:style>
    <style:style style:name="ro9" style:family="table-row">
      <style:table-row-properties style:row-height="0.397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43" style:family="table-cell" style:parent-style-name="Default" style:data-style-name="N0"/>
    <style:style style:name="ce68" style:family="table-cell" style:parent-style-name="Default" style:data-style-name="N0">
      <style:table-cell-properties style:vertical-align="automatic"/>
      <style:text-properties fo:color="#0000ff" style:font-name="Cambria1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1" fo:font-size="7pt" style:font-name-asian="Cambria2" style:font-size-asian="7pt" style:font-name-complex="Cambria2" style:font-size-complex="7pt"/>
    </style: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1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42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46" style:family="table-cell" style:parent-style-name="Default" style:data-style-name="N0">
      <style:table-cell-properties fo:background-color="#b6d7a8" fo:border="0.06pt solid #000000" style:vertical-align="middle"/>
      <style:text-properties fo:color="#000000" style:text-outline="false" style:text-line-through-style="none" style:text-line-through-type="none" style:font-name="Cambria1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mbria2" style:font-size-asian="7pt" style:language-asian="zh" style:country-asian="CN" style:font-style-asian="normal" style:font-weight-asian="normal" style:font-name-complex="Cambria2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1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1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1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1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70" style:family="table-cell" style:parent-style-name="Default" style:data-style-name="N0">
      <style:table-cell-properties style:vertical-align="automatic"/>
      <style:text-properties fo:color="#0000ff" style:font-name="Cambria1" style:text-underline-style="solid" style:text-underline-width="auto" style:text-underline-color="font-color" style:font-name-asian="Cambria2" style:font-name-complex="Cambria2"/>
    </style:style>
    <style:style style:name="ce7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1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style:font-name-asian="Cambria" style:font-name-complex="Cambria"/>
    </style:style>
    <style:style style:name="T4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  <style:style style:name="T6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mbria" style:font-name-complex="Cambria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3" table:default-cell-style-name="ce6"/>
        <table:table-column table:style-name="co22" table:number-columns-repeated="43" table:default-cell-style-name="ce6"/>
        <table:table-row table:style-name="ro5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6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5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2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hood_grey_bad,</text:p>
          </table:table-cell>
          <table:table-cell table:style-name="ce12" office:value-type="string" calcext:value-type="string">
            <text:p>itm_north_leather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er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hood_grey_bad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" calcext:value-type="string">
            <text:p>["i1_dale_militia","Dale_Militiaman","Dale_Militia",tfg_boots| tfg_armor,0,0,fac_dale,[itm_north_leather_skullcap, itm_north_leather_skullcap_bad,itm_hood_grey_bad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4">knows_common|knows_ironflesh_2|knows_power_draw_2|knows_power_strike_1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4">knows_common|knows_ironflesh_3|knows_power_draw_3|knows_power_strike_2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str_19|agi_18| int_8| cha_8|level(33)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swadian_face_young_1,swadian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swadian_face_young_1,swadi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swadian_face_young_1,swadian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nord_face_middle_1,nord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nord_face_middle_1,nord_face_older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3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7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7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7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battle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5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| tfg_armor| tfg_boots| tfg_horse</text:span>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_bad, 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5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(itm_gon_ranger_skirt, imod_reinforced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46" office:value-type="string" calcext:value-type="string">
            <text:p>(itm_gon_ranger_skirt, imod_lordly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power_throw_1|knows_weapon_master_1|knows_shield_4|knows_athletics_1|knows_trainer_1|knows_tactics_2|knows_spotting_1|knows_inventory_management_1|knows_leadership_1|knows_trade_2 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4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attr_fief_tier_3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attr_fief_tier_3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attr_fief_tier_4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attr_fief_tier_4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2h_sword,itm_gondor_2h_sword,itm_loss_war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2h_sword,itm_gondor_2h_sword,itm_loss_war_axe,],attr_tier_5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2h_sword,itm_gondor_2h_sword,itm_loss_war_axe,],attr_tier_5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attr_fief_tier_4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attr_fief_tier_4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regular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5">
          <table:table-cell table:number-columns-repeated="5"/>
          <table:table-cell table:style-name="ce4"/>
          <table:table-cell table:number-columns-repeated="58"/>
        </table:table-row>
        <table:table-row table:style-name="ro5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<text:span text:style-name="T1">tf_woodelf| tfg_shield| </text:span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<text:span text:style-name="T2">itm_mirkwood_helm_a_good,itm_mirkwood_helm_b,</text:span><text:span text:style-name="T3">itm_hood_green,</text:span>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1|knows_shield_1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shield| tfg_armor| tfg_helm| tfg_boots| tf_no_capture_alive,0,0,fac_woodelf,[itm_mirkwood_helm_a_good,itm_mirkwood_helm_b,itm_hood_green,itm_mirkwood_scale_bad,itm_mirkwood_boots,itm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shield| tfg_armor| tfg_helm| tfg_boots| tf_no_capture_alive,0,0,fac_woodelf,[itm_mirkwood_helm_a_good,itm_mirkwood_helm_b,itm_hood_green,itm_mirkwood_scale_bad,itm_mirkwood_boots,itm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2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imod_bent)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horse_archery_6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9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power_draw_3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<text:span text:style-name="T1">knows_common|knows_athletics_5|knows_shield_4</text:span>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<text:span text:style-name="T1">knows_common|knows_athletics_6|knows_shield_2</text:span>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<text:span text:style-name="T1">knows_common|knows_athletics_6|knows_shield_3</text:span>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6|knows_power_strike_5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2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itm_rohan_tunic_a,itm_rohan_tunic_b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itm_north_leather_good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b_good,itm_dale_med_b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3|knows_power_draw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5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6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8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2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itm_harad_sabre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itm_black_snake_sword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itm_black_snake_sword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black_snake_sword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black_snake_sword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itm_harad_heavy_sword_bad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heavy_sword_bad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heavy_sword_bad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arad_heavy_sword_goo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arad_heavy_sword_goo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arad_heavy_sword_goo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3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3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itm_black_snake_sword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_good,itm_harad_heavy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7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_good,itm_harad_heavy_sword,itm_harad_warhorse,],attr_evil_tier_5,wp_tier_bow_5,knows_common|knows_horse_archery_7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_good,itm_harad_heavy_sword,itm_harad_warhorse,],attr_evil_tier_5,wp_tier_bow_5,knows_common|knows_horse_archery_7|knows_riding_5|knows_power_strike_2|knows_ironflesh_3|knows_power_draw_3,haradrim_face_1,haradrim_face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4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5">
          <table:table-cell table:style-name="ce4" table:number-columns-repeated="21"/>
          <table:table-cell table:number-columns-repeated="43"/>
        </table:table-row>
        <table:table-row table:style-name="ro5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javelin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javelin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javelin,itm_khand_tulwar,itm_easterling_round_horseman,itm_steppe_horse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javelin,itm_khand_tulwar,itm_easterling_round_horseman,itm_steppe_horse,],attr_evil_tier_4,wp_tier_4,knows_common|knows_horse_archery_3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javelin,itm_khand_tulwar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javelin,itm_khand_tulwar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5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5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light_a_bad,itm_isen_orc_light_b_bad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 itm_isen_orc_helm_a,</text:p>
          </table:table-cell>
          <table:table-cell table:style-name="ce12" office:value-type="string" calcext:value-type="string">
            <text:p>itm_isen_orc_light_a,itm_isen_orc_light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orc_simple_spear,itm_orc_bill_bad,itm_orc_bill_bad,</text:p>
          </table:table-cell>
          <table:table-cell table:style-name="ce12" office:value-type="string" calcext:value-type="string">
            <text:p>itm_orc_slasher,itm_orc_slasher_heavy,itm_orc_slash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pad_a,itm_isen_orc_pad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_bad,</text:p>
          </table:table-cell>
          <table:table-cell table:style-name="ce12" office:value-type="string" calcext:value-type="string">
            <text:p>itm_orc_slasher_heavy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pad_b_good, itm_isen_orc_mail_b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spear,itm_isengard_spear,</text:p>
          </table:table-cell>
          <table:table-cell table:style-name="ce12" office:value-type="string" calcext:value-type="string">
            <text:p>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<text:span text:style-name="T1">tf_orc|tfg_armor|</text:span>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mail_a_bad,itm_isen_orc_light_b_goo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mail_a, itm_isen_orc_mail_b_bad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light_a,itm_isen_orc_light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light_a_good, itm_isen_orc_light_b_good, itm_isen_orc_mail_a_bad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club_b,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<text:span text:style-name="T1">tf_orc| tf_mounted| tfg_ranged| tfg_armor| tfg_helm|</text:span>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orc_mail_a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isengard_mallet,itm_isengard_spea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5">
          <table:table-cell table:style-name="ce4" table:number-columns-repeated="21"/>
          <table:table-cell table:number-columns-repeated="43"/>
        </table:table-row>
        <table:table-row table:style-name="ro5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short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,</text:p>
          </table:table-cell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itm_isengard_sword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heavy_d_goo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itm_isengard_heavy_axe,itm_isengard_heavy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<text:span text:style-name="T1">tf_urukhai| tf_mounted| tfg_armor| </text:span>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light_c_bad, itm_isen_uruk_light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itm_uruk_ragwrap, </text:p>
          </table:table-cell>
          <table:table-cell table:style-name="ce12" office:value-type="string" calcext:value-type="string">
            <text:p>itm_isengard_heavy_axe,itm_isengard_mallet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</text:p>
          </table:table-cell>
          <table:table-cell table:style-name="ce12" office:value-type="string" calcext:value-type="string">
            <text:p>itm_isen_uruk_light_a,itm_isen_uruk_light_a_bad,itm_isen_uruk_light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,itm_orc_slasher,itm_orc_axe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uruk_light_a_good, itm_isen_uruk_light_b, itm_isen_uruk_med_a_bad, itm_isen_uruk_med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weapon_master_1|knows_shield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bad,</text:p>
          </table:table-cell>
          <table:table-cell table:style-name="ce12" office:value-type="string" calcext:value-type="string">
            <text:p>itm_isen_uruk_light_b_good, itm_isen_uruk_med_a, itm_isen_uruk_med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b_good, itm_isen_uruk_heavy_a_bad, itm_isen_uruk_heavy_b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b_good, itm_isen_uruk_heavy_c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a_good, itm_isen_uruk_heavy_a_bad, itm_isen_uruk_heavy_b_bad, 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 itm_isen_uruk_heavy_b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orc_bill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orc_bill_heavy,itm_orc_two_handed_axe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_bad,itm_orc_slasher_heavy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falchion,itm_orc_slasher_heavy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falchion_heavy,itm_orc_two_handed_axe,itm_twohand_wood_club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_bad,</text:p>
          </table:table-cell>
          <table:table-cell table:style-name="ce12" office:value-type="string" calcext:value-type="string">
            <text:p>itm_wood_club,itm_orc_slasher,itm_orc_slasher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ill_heavy, itm_orc_simple_spear_heavy,</text:p>
          </table:table-cell>
          <table:table-cell table:style-name="ce12" office:value-type="string" calcext:value-type="string">
            <text:p>itm_orc_slasher,itm_orc_slasher,itm_mordor_uruk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club_d_ba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club_d,</text:p>
          </table:table-cell>
          <table:table-cell table:style-name="ce12"/>
          <table:table-cell table:style-name="ce23" office:value-type="string" calcext:value-type="string">
            <text:p>str_12| agi_11| int_7| cha_7|level(20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4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_bad,itm_orc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imple_spear_heavy,itm_orc_skull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_heavy, itm_orc_simple_spear_heavy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falchion_bad,itm_orc_slasher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_bad,itm_orc_falchion,itm_orc_scimitar_bad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itm_orc_pick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<text:span text:style-name="T6">|knows_athletics_5|knows_power_throw_2</text:span>|knows_power_strike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_heavy,itm_orc_scimitar_heavy,itm_orc_simple_spear_heavy,itm_orc_bill_heavy,itm_orc_pick,</text:p>
          </table:table-cell>
          <table:table-cell table:style-name="ce12" office:value-type="string" calcext:value-type="string">
            <text:p>itm_orc_throwing_axes,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<text:span text:style-name="T1">knows_common</text:span><text:span text:style-name="T5">|knows_ironflesh_4</text:span>|knows_athletics_6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_bad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<text:span text:style-name="T1">tf_orc| tfg_ranged| tfg_armor</text:span>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<text:span text:style-name="T1">knows_common|</text:span><text:span text:style-name="T5">knows_ironflesh_3|</text:span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a3_moria_large_goblin_archer&quot;,&quot;Large_Goblin_Archer_of_Moria&quot;,&quot;Large_Goblin_Archers_of_Moria&quot;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<text:span text:style-name="T1">tf_orc| tfg_ranged| tfg_armor</text:span>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_heavy,itm_orc_falchion,itm_orc_pick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<text:span text:style-name="T1">knows_common|</text:span><text:span text:style-name="T5">knows_ironflesh_4|</text:span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4_moria_fell_goblin_archer&quot;,&quot;Fell_Goblin_Archer_of_Moria&quot;,&quot;Fell_Goblin_Archers_of_Moria&quot;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_heavy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orc_sabre_heavy,itm_orc_scimitar_heavy,</text:p>
          </table:table-cell>
          <table:table-cell table:style-name="ce12" office:value-type="string" calcext:value-type="string">
            <text:p>itm_orc_skull_spear,itm_orc_simple_spear_heavy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1_gunda_goblin&quot;,&quot;Gundabad_Goblin&quot;,&quot;Gundabad_Goblins&quot;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lasher,itm_orc_slasher,itm_wood_club,itm_orc_simple_spear,itm_orc_skull_spear,itm_orc_axe,itm_orc_falchion_bad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,itm_orc_sabre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_heavy,itm_orc_sabre_heavy,itm_orc_skull_spear_heavy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3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battle_axe,itm_uruk_falchion_b_bad,itm_uruk_falchion_b_heavy, itm_orc_skull_spear_heavy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3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scimitar_heavy,itm_orc_falchion_heavy,itm_orc_sabre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_heavy,itm_orc_sabre_heavy,itm_orc_club_c,itm_orc_club_b_heavy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2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itm_uruk_falchion_a,itm_orc_falcion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orc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orc_simple_spear_heavy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2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4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2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5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10" table:number-rows-repeated="71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2"/>
        <table:table-row table:style-name="ro7">
          <table:table-cell table:number-columns-repeated="7"/>
          <table:table-cell table:style-name="ce71" office:value-type="string" calcext:value-type="string">
            <text:p>Char 1</text:p>
          </table:table-cell>
          <table:table-cell table:style-name="ce71" office:value-type="string" calcext:value-type="string">
            <text:p>[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2</text:p>
          </table:table-cell>
          <table:table-cell table:style-name="ce71" office:value-type="string" calcext:value-type="string">
            <text:p>]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3</text:p>
          </table:table-cell>
          <table:table-cell table:style-name="ce71" office:value-type="string" calcext:value-type="string">
            <text:p>(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4</text:p>
          </table:table-cell>
          <table:table-cell table:style-name="ce71" office:value-type="string" calcext:value-type="string">
            <text:p>)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5</text:p>
          </table:table-cell>
          <table:table-cell table:style-name="ce71" office:value-type="string" calcext:value-type="string">
            <text:p>|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6</text:p>
          </table:table-cell>
          <table:table-cell table:style-name="ce71" office:value-type="string" calcext:value-type="string">
            <text:p>,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7</text:p>
          </table:table-cell>
          <table:table-cell table:style-name="ce71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8">
          <table:table-cell table:style-name="ce70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2" svg:font-family="Cambria"/>
    <style:font-face style:name="Cambria1" svg:font-family="Cambria" style:font-family-generic="roman"/>
    <style:font-face style:name="Cambria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0">00.00.0000</text:date>, <text:time style:data-style-name="N2" text:time-value="18:11:03.25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/>
    <meta:creation-date>2018-01-09T20:56:58Z</meta:creation-date>
    <dc:date>2022-08-20T18:12:20.449000000</dc:date>
    <meta:editing-cycles>547</meta:editing-cycles>
    <meta:editing-duration>P6DT18H43M12S</meta:editing-duration>
    <meta:document-statistic meta:table-count="2" meta:cell-count="7111" meta:object-count="0"/>
  </office:meta>
</office:document-meta>
</file>